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background-color="#72bf4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7" style:family="table-row">
      <style:table-row-properties style:min-row-height="0.843cm" style:use-optimal-row-height="false"/>
    </style:style>
    <style:style style:name="Tableau1.B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4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4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4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4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5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5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6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6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6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7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7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7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7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8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8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8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8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9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9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0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0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1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1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A12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2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2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0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1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136" style:family="table-row">
      <style:table-row-properties style:min-row-height="0.97cm" style:use-optimal-row-height="false"/>
    </style:style>
    <style:style style:name="Tableau1.A13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B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C139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139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A140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A141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5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ec382" officeooo:paragraph-rsid="002ec382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Standard">
      <style:text-properties fo:color="#72bf44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  <style:style style:name="T5" style:family="text">
      <style:text-properties officeooo:rsid="007c2e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B139" table:number-rows-spanned="2" office:value-type="string">
            <text:p text:style-name="P4">Nuuk</text:p>
          </table:table-cell>
          <table:table-cell table:style-name="Tableau1.C139" office:value-type="string">
            <text:p text:style-name="P4">Homme moderne</text:p>
          </table:table-cell>
          <table:table-cell table:style-name="Tableau1.D139" table:number-rows-spanned="2" office:value-type="string">
            <text:p text:style-name="P4">Bonhomme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4">Aviateur</text:p>
          </table:table-cell>
          <table:table-cell table:style-name="Tableau1.D4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Mécanicie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9">Village inuit</text:p>
          </table:table-cell>
          <table:table-cell table:style-name="Tableau1.C139" office:value-type="string">
            <text:p text:style-name="P4">Pécheur</text:p>
          </table:table-cell>
          <table:table-cell table:style-name="Tableau1.D139" table:number-rows-spanned="2" office:value-type="string">
            <text:p text:style-name="P4">Phoque</text:p>
          </table:table-cell>
        </table:table-row>
        <table:table-row table:style-name="Tableau1.7">
          <table:covered-table-cell/>
          <table:covered-table-cell/>
          <table:table-cell table:style-name="Tableau1.C139" office:value-type="string">
            <text:p text:style-name="P4">Cuisin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viking</text:p>
          </table:table-cell>
          <table:table-cell table:style-name="Tableau1.C139" office:value-type="string">
            <text:p text:style-name="P4">Explorateur</text:p>
          </table:table-cell>
          <table:table-cell table:style-name="Tableau1.D139" table:number-rows-spanned="2" office:value-type="string">
            <text:p text:style-name="P4">Ha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saqqaq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Stalagmi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B139" table:number-rows-spanned="2" office:value-type="string">
            <text:p text:style-name="P4">New-York</text:p>
          </table:table-cell>
          <table:table-cell table:style-name="Tableau1.C139" office:value-type="string">
            <text:p text:style-name="P4">Serveur Mcdo</text:p>
          </table:table-cell>
          <table:table-cell table:style-name="Tableau1.D139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4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hamps de bataille (canyon)</text:p>
          </table:table-cell>
          <table:table-cell table:style-name="Tableau1.C139" office:value-type="string">
            <text:p text:style-name="P4">Amérindien</text:p>
          </table:table-cell>
          <table:table-cell table:style-name="Tableau1.D139" table:number-rows-spanned="2" office:value-type="string">
            <text:p text:style-name="P4">Crâne de bis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wboy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roquois</text:p>
          </table:table-cell>
          <table:table-cell table:style-name="Tableau1.C139" office:value-type="string">
            <text:p text:style-name="P4">Pionnier</text:p>
          </table:table-cell>
          <table:table-cell table:style-name="Tableau1.D139" table:number-rows-spanned="2" office:value-type="string">
            <text:p text:style-name="P4">Feu de champ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4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B139" table:number-rows-spanned="2" office:value-type="string">
            <text:p text:style-name="P4">Mexico</text:p>
          </table:table-cell>
          <table:table-cell table:style-name="Tableau1.C139" office:value-type="string">
            <text:p text:style-name="P4">Mariachi</text:p>
          </table:table-cell>
          <table:table-cell table:style-name="Tableau1.D139" table:number-rows-spanned="2" office:value-type="string">
            <text:p text:style-name="P4">Tacos écrasé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Barm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saccagée</text:p>
          </table:table-cell>
          <table:table-cell table:style-name="Tableau1.C139" office:value-type="string">
            <text:p text:style-name="P4">Révolutionnaire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i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Rue de Tenochtitlan</text:p>
          </table:table-cell>
          <table:table-cell table:style-name="Tableau1.C139" office:value-type="string">
            <text:p text:style-name="P4">Soldat aztèques</text:p>
          </table:table-cell>
          <table:table-cell table:style-name="Tableau1.D139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4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4">Sculpteur olmèque</text:p>
          </table:table-cell>
          <table:table-cell table:style-name="Tableau1.D4" table:number-rows-spanned="2" office:value-type="string">
            <text:p text:style-name="P4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B139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C139" office:value-type="string">
            <text:p text:style-name="P4">Supporter</text:p>
          </table:table-cell>
          <table:table-cell table:style-name="Tableau1.D139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Favelas</text:p>
          </table:table-cell>
          <table:table-cell table:style-name="Tableau1.C139" office:value-type="string">
            <text:p text:style-name="P4">Gamin footballeur</text:p>
          </table:table-cell>
          <table:table-cell table:style-name="Tableau1.D139" table:number-rows-spanned="2" office:value-type="string">
            <text:p text:style-name="P4">Caisse à outil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inca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4">Plante carnivo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B139" table:number-rows-spanned="2" office:value-type="string">
            <text:p text:style-name="P6">Bord du Tibre</text:p>
          </table:table-cell>
          <table:table-cell table:style-name="Tableau1.C139" office:value-type="string">
            <text:p text:style-name="P4">Pizzaiolo</text:p>
          </table:table-cell>
          <table:table-cell table:style-name="Tableau1.D139" table:number-rows-spanned="2" office:value-type="string">
            <text:p text:style-name="P4">Spaghett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olic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Défilé fascist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ilit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enise</text:p>
          </table:table-cell>
          <table:table-cell table:style-name="Tableau1.C139" office:value-type="string">
            <text:p text:style-name="P4">Peintre</text:p>
          </table:table-cell>
          <table:table-cell table:style-name="Tableau1.D139" table:number-rows-spanned="2" office:value-type="string">
            <text:p text:style-name="P4"><text:span text:style-name="T5">P</text:span>alette de peintu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olisée</text:p>
          </table:table-cell>
          <table:table-cell table:style-name="Tableau1.C139" office:value-type="string">
            <text:p text:style-name="P4">Gladiateur</text:p>
          </table:table-cell>
          <table:table-cell table:style-name="Tableau1.D139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B139" table:number-rows-spanned="2" office:value-type="string">
            <text:p text:style-name="P4">Tour Eiffel</text:p>
          </table:table-cell>
          <table:table-cell table:style-name="Tableau1.C139" office:value-type="string">
            <text:p text:style-name="P4">CRS</text:p>
          </table:table-cell>
          <table:table-cell table:style-name="Tableau1.D139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Gilet jaun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<text:span text:style-name="T4">de</text:span> <text:soft-page-break/>campagne</text:p>
          </table:table-cell>
          <table:table-cell table:style-name="Tableau1.C139" office:value-type="string">
            <text:p text:style-name="P4">Schutzstaffel</text:p>
          </table:table-cell>
          <table:table-cell table:style-name="Tableau1.D139" table:number-rows-spanned="2" office:value-type="string">
            <text:p text:style-name="P4">Fou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rmier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ue pavée</text:p>
          </table:table-cell>
          <table:table-cell table:style-name="Tableau1.C139" office:value-type="string">
            <text:p text:style-name="P4">Napoléon Ier</text:p>
          </table:table-cell>
          <table:table-cell table:style-name="Tableau1.D139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royal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Château</text:p>
          </table:table-cell>
          <table:table-cell table:style-name="Tableau1.C139" office:value-type="string">
            <text:p text:style-name="P4">Chevalier</text:p>
          </table:table-cell>
          <table:table-cell table:style-name="Tableau1.D139" table:number-rows-spanned="2" office:value-type="string">
            <text:p text:style-name="P4">Loup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ysans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celte</text:p>
          </table:table-cell>
          <table:table-cell table:style-name="Tableau1.C139" office:value-type="string">
            <text:p text:style-name="P4">Druide</text:p>
          </table:table-cell>
          <table:table-cell table:style-name="Tableau1.D139" table:number-rows-spanned="2" office:value-type="string">
            <text:p text:style-name="P4">Fauci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B139" table:number-rows-spanned="2" office:value-type="string">
            <text:p text:style-name="P4">Quartier populaire</text:p>
          </table:table-cell>
          <table:table-cell table:style-name="Tableau1.C139" office:value-type="string">
            <text:p text:style-name="P4">Racaille</text:p>
          </table:table-cell>
          <table:table-cell table:style-name="Tableau1.D139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DF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rypiat</text:p>
          </table:table-cell>
          <table:table-cell table:style-name="Tableau1.C139" office:value-type="string">
            <text:p text:style-name="P4">Soldat soviétique</text:p>
          </table:table-cell>
          <table:table-cell table:style-name="Tableau1.D139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8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thédrale Saint-Basile</text:p>
          </table:table-cell>
          <table:table-cell table:style-name="Tableau1.C139" office:value-type="string">
            <text:p text:style-name="P4">Soldat</text:p>
          </table:table-cell>
          <table:table-cell table:style-name="Tableau1.D139" table:number-rows-spanned="2" office:value-type="string">
            <text:p text:style-name="P4">Tas de nei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B139" table:number-rows-spanned="2" office:value-type="string">
            <text:p text:style-name="P4">Rue touristique</text:p>
          </table:table-cell>
          <table:table-cell table:style-name="Tableau1.C139" office:value-type="string">
            <text:p text:style-name="P4">Imam</text:p>
          </table:table-cell>
          <table:table-cell table:style-name="Tableau1.D139" table:number-rows-spanned="2" office:value-type="string">
            <text:p text:style-name="P4">Caisse en bois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Vendeur de bijoux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anal de Suez</text:p>
          </table:table-cell>
          <table:table-cell table:style-name="Tableau1.C139" office:value-type="string">
            <text:p text:style-name="P4">Soldat britannique</text:p>
          </table:table-cell>
          <table:table-cell table:style-name="Tableau1.D139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Pyramides de Gizeh</text:p>
          </table:table-cell>
          <table:table-cell table:style-name="Tableau1.C139" office:value-type="string">
            <text:p text:style-name="P4">Esclave égyptien</text:p>
          </table:table-cell>
          <table:table-cell table:style-name="Tableau1.D139" table:number-rows-spanned="2" office:value-type="string">
            <text:p text:style-name="P4">Pierre taillé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<text:soft-page-break/>du Sud</text:p>
          </table:table-cell>
          <table:table-cell table:style-name="Tableau1.B139" table:number-rows-spanned="2" office:value-type="string">
            <text:p text:style-name="P4">Johannesburg</text:p>
          </table:table-cell>
          <table:table-cell table:style-name="Tableau1.C139" office:value-type="string">
            <text:p text:style-name="P4">Homme moderne noir</text:p>
          </table:table-cell>
          <table:table-cell table:style-name="Tableau1.D139" table:number-rows-spanned="2" office:value-type="string">
            <text:p text:style-name="P4">Pied de <text:soft-page-break/>bich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4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Village zoulou</text:p>
          </table:table-cell>
          <table:table-cell table:style-name="Tableau1.C139" office:value-type="string">
            <text:p text:style-name="P4">Guerrier</text:p>
          </table:table-cell>
          <table:table-cell table:style-name="Tableau1.D139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Savane</text:p>
          </table:table-cell>
          <table:table-cell table:style-name="Tableau1.C139" office:value-type="string">
            <text:p text:style-name="P4">Homme préhistorique</text:p>
          </table:table-cell>
          <table:table-cell table:style-name="Tableau1.D139" table:number-rows-spanned="2" office:value-type="string">
            <text:p text:style-name="P4">Butte de terr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Femme préhistoriqu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Moyen Orient</text:p>
          </table:table-cell>
          <table:table-cell table:style-name="Tableau1.B139" table:number-rows-spanned="2" office:value-type="string">
            <text:p text:style-name="P11">Gaza</text:p>
          </table:table-cell>
          <table:table-cell table:style-name="Tableau1.C139" office:value-type="string">
            <text:p text:style-name="P4">Soldat israélien</text:p>
          </table:table-cell>
          <table:table-cell table:style-name="Tableau1.D139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Empire Ottoman</text:p>
          </table:table-cell>
          <table:table-cell table:style-name="Tableau1.C139" office:value-type="string">
            <text:p text:style-name="P4">Janissaire</text:p>
          </table:table-cell>
          <table:table-cell table:style-name="Tableau1.D139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ulta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Jérusalem</text:p>
          </table:table-cell>
          <table:table-cell table:style-name="Tableau1.C139" office:value-type="string">
            <text:p text:style-name="P4">Croisé</text:p>
          </table:table-cell>
          <table:table-cell table:style-name="Tableau1.D139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arrasin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Temple de Salomon</text:p>
          </table:table-cell>
          <table:table-cell table:style-name="Tableau1.C139" office:value-type="string">
            <text:p text:style-name="P4">Juif</text:p>
          </table:table-cell>
          <table:table-cell table:style-name="Tableau1.D139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B139" table:number-rows-spanned="2" office:value-type="string">
            <text:p text:style-name="P4">Bidonville</text:p>
          </table:table-cell>
          <table:table-cell table:style-name="Tableau1.C139" office:value-type="string">
            <text:p text:style-name="P4">Macaque</text:p>
          </table:table-cell>
          <table:table-cell table:style-name="Tableau1.D139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uffeur tuk tuk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elhi</text:p>
          </table:table-cell>
          <table:table-cell table:style-name="Tableau1.C139" office:value-type="string">
            <text:p text:style-name="P4">Gandhi</text:p>
          </table:table-cell>
          <table:table-cell table:style-name="Tableau1.D139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britanniqu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11">Taj Mahal</text:p>
          </table:table-cell>
          <table:table-cell table:style-name="Tableau1.C139" office:value-type="string">
            <text:p text:style-name="P4">Ouvrier indien</text:p>
          </table:table-cell>
          <table:table-cell table:style-name="Tableau1.D139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nducteur éléph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Royaume de Vijayanâgara</text:p>
          </table:table-cell>
          <table:table-cell table:style-name="Tableau1.C139" office:value-type="string">
            <text:p text:style-name="P4">Mineur</text:p>
          </table:table-cell>
          <table:table-cell table:style-name="Tableau1.D139" table:number-rows-spanned="2" office:value-type="string">
            <text:p text:style-name="P4">Myga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4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Chine</text:p>
          </table:table-cell>
          <table:table-cell table:style-name="Tableau1.B139" table:number-rows-spanned="2" office:value-type="string">
            <text:p text:style-name="P4"><text:span text:style-name="T3">Chine</text:span> moderne</text:p>
          </table:table-cell>
          <table:table-cell table:style-name="Tableau1.C139" office:value-type="string">
            <text:p text:style-name="P7">Mamie</text:p>
          </table:table-cell>
          <table:table-cell table:style-name="Tableau1.D139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Défilé militaire de la RPC</text:p>
          </table:table-cell>
          <table:table-cell table:style-name="Tableau1.C139" office:value-type="string">
            <text:p text:style-name="P4">Patriote communiste</text:p>
          </table:table-cell>
          <table:table-cell table:style-name="Tableau1.D139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ommun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Cité interdite</text:p>
          </table:table-cell>
          <table:table-cell table:style-name="Tableau1.C139" office:value-type="string">
            <text:p text:style-name="P4">Empereur</text:p>
          </table:table-cell>
          <table:table-cell table:style-name="Tableau1.D139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ommerçant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Muraille de Chine</text:p>
          </table:table-cell>
          <table:table-cell table:style-name="Tableau1.C139" office:value-type="string">
            <text:p text:style-name="P4">Soldat mongol</text:p>
          </table:table-cell>
          <table:table-cell table:style-name="Tableau1.D139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4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4">Femme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Japon</text:p>
          </table:table-cell>
          <table:table-cell table:style-name="Tableau1.B139" table:number-rows-spanned="2" office:value-type="string">
            <text:p text:style-name="P11">Tokyo</text:p>
          </table:table-cell>
          <table:table-cell table:style-name="Tableau1.C139" office:value-type="string">
            <text:p text:style-name="P4">Employer</text:p>
          </table:table-cell>
          <table:table-cell table:style-name="Tableau1.D139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Écolièr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iroshima (détruit)</text:p>
          </table:table-cell>
          <table:table-cell table:style-name="Tableau1.C139" office:value-type="string">
            <text:p text:style-name="P4">Irradié</text:p>
          </table:table-cell>
          <table:table-cell table:style-name="Tableau1.D139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Hongan-ji d’Ishiyama</text:p>
          </table:table-cell>
          <table:table-cell table:style-name="Tableau1.C139" office:value-type="string">
            <text:p text:style-name="P4">Samurai</text:p>
          </table:table-cell>
          <table:table-cell table:style-name="Tableau1.D139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Moine bouddhist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Yayoi</text:p>
          </table:table-cell>
          <table:table-cell table:style-name="Tableau1.C139" office:value-type="string">
            <text:p text:style-name="P4">Paysan</text:p>
          </table:table-cell>
          <table:table-cell table:style-name="Tableau1.D139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Pêcheur</text:p>
          </table:table-cell>
          <table:covered-table-cell/>
        </table:table-row>
        <table:table-row>
          <table:table-cell table:style-name="Tableau1.A141" table:number-rows-spanned="10" office:value-type="string">
            <text:p text:style-name="P3">Australie</text:p>
          </table:table-cell>
          <table:table-cell table:style-name="Tableau1.B139" table:number-rows-spanned="2" office:value-type="string">
            <text:p text:style-name="P11">Opéra de Sydney</text:p>
          </table:table-cell>
          <table:table-cell table:style-name="Tableau1.C139" office:value-type="string">
            <text:p text:style-name="P4">Cymbaliste</text:p>
          </table:table-cell>
          <table:table-cell table:style-name="Tableau1.D139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Noble</text:p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Spatioport de Woomera</text:p>
          </table:table-cell>
          <table:table-cell table:style-name="Tableau1.C139" office:value-type="string">
            <text:p text:style-name="P4">Mécanicien</text:p>
          </table:table-cell>
          <table:table-cell table:style-name="Tableau1.D139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5"/>
          </table:table-cell>
          <table:covered-table-cell/>
        </table:table-row>
        <table:table-row>
          <table:covered-table-cell/>
          <table:table-cell table:style-name="Tableau1.B139" table:number-rows-spanned="2" office:value-type="string">
            <text:p text:style-name="P4">Village aborigène</text:p>
          </table:table-cell>
          <table:table-cell table:style-name="Tableau1.C139" office:value-type="string">
            <text:p text:style-name="P4">Chef tribal</text:p>
          </table:table-cell>
          <table:table-cell table:style-name="Tableau1.D139" table:number-rows-spanned="2" office:value-type="string">
            <text:p text:style-name="P11">Bébé kangourou</text:p>
          </table:table-cell>
        </table:table-row>
        <table:table-row>
          <table:covered-table-cell/>
          <table:covered-table-cell/>
          <table:table-cell table:style-name="Tableau1.C139" office:value-type="string">
            <text:p text:style-name="P4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4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4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38</meta:editing-cycles>
    <meta:editing-duration>PT12H17M45S</meta:editing-duration>
    <dc:date>2019-11-21T17:46:38.601000000</dc:date>
    <meta:document-statistic meta:table-count="1" meta:image-count="0" meta:object-count="0" meta:page-count="6" meta:paragraph-count="242" meta:word-count="391" meta:character-count="2649" meta:non-whitespace-character-count="2500"/>
    <meta:user-defined meta:name="Info 1"/>
    <meta:user-defined meta:name="Info 2"/>
    <meta:user-defined meta:name="Info 3"/>
    <meta:user-defined meta:name="Info 4"/>
  </office:meta>
</office:document-meta>
</file>